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05%"/>
    </style:style>
    <style:style style:name="P2" style:family="paragraph" style:parent-style-name="Heading_20_1">
      <style:paragraph-properties fo:margin-left="0.176cm" fo:margin-right="1.009cm" fo:line-height="108%" fo:text-indent="0cm" style:auto-text-indent="false"/>
    </style:style>
    <style:style style:name="P3" style:family="paragraph" style:parent-style-name="Heading_20_1" style:list-style-name="WWNum1">
      <style:paragraph-properties fo:margin-left="0.616cm" fo:margin-right="0cm" fo:margin-top="0.307cm" fo:margin-bottom="0cm" loext:contextual-spacing="false" fo:line-height="100%" fo:text-align="start" style:justify-single-word="false" fo:text-indent="-0.441cm" style:auto-text-indent="false">
        <style:tab-stops>
          <style:tab-stop style:position="0.617cm"/>
        </style:tab-stops>
      </style:paragraph-properties>
    </style:style>
    <style:style style:name="P4" style:family="paragraph" style:parent-style-name="Heading_20_1" style:list-style-name="WWNum2">
      <style:paragraph-properties fo:margin-left="0.616cm" fo:margin-right="0cm" fo:margin-top="0.002cm" fo:margin-bottom="0cm" loext:contextual-spacing="false" fo:line-height="100%" fo:text-align="start" style:justify-single-word="false" fo:text-indent="-0.441cm" style:auto-text-indent="false">
        <style:tab-stops>
          <style:tab-stop style:position="0.617cm"/>
        </style:tab-stops>
      </style:paragraph-properties>
    </style:style>
    <style:style style:name="P5" style:family="paragraph" style:parent-style-name="Heading_20_1" style:list-style-name="WWNum1">
      <style:paragraph-properties fo:margin-left="0.176cm" fo:margin-right="1.856cm" fo:margin-top="0.307cm" fo:margin-bottom="0cm" loext:contextual-spacing="false" fo:line-height="108%" fo:text-align="start" style:justify-single-word="false" fo:text-indent="0cm" style:auto-text-indent="false">
        <style:tab-stops>
          <style:tab-stop style:position="0.617cm"/>
        </style:tab-stops>
      </style:paragraph-properties>
    </style:style>
    <style:style style:name="P6" style:family="paragraph" style:parent-style-name="Heading_20_1" style:list-style-name="WWNum1">
      <style:paragraph-properties fo:margin-left="0.176cm" fo:margin-right="0.743cm" fo:margin-top="0.307cm" fo:margin-bottom="0cm" loext:contextual-spacing="false" fo:line-height="108%" fo:text-align="start" style:justify-single-word="false" fo:text-indent="0cm" style:auto-text-indent="false">
        <style:tab-stops>
          <style:tab-stop style:position="0.617cm"/>
        </style:tab-stops>
      </style:paragraph-properties>
    </style:style>
    <style:style style:name="P7" style:family="paragraph" style:parent-style-name="Heading_20_1" style:list-style-name="WWNum2">
      <style:paragraph-properties fo:margin-left="0.609cm" fo:margin-right="0cm" fo:margin-top="0cm" fo:margin-bottom="0cm" loext:contextual-spacing="false" fo:line-height="100%" fo:text-align="start" style:justify-single-word="false" fo:text-indent="-0.434cm" style:auto-text-indent="false">
        <style:tab-stops>
          <style:tab-stop style:position="0.61cm"/>
        </style:tab-stops>
      </style:paragraph-properties>
    </style:style>
    <style:style style:name="P8" style:family="paragraph" style:parent-style-name="Heading_20_1" style:list-style-name="WWNum2">
      <style:paragraph-properties fo:margin-left="0.827cm" fo:margin-right="0cm" fo:margin-top="0.307cm" fo:margin-bottom="0cm" loext:contextual-spacing="false" fo:line-height="100%" fo:text-align="start" style:justify-single-word="false" fo:text-indent="-0.653cm" style:auto-text-indent="false">
        <style:tab-stops>
          <style:tab-stop style:position="0.829cm"/>
        </style:tab-stops>
      </style:paragraph-properties>
    </style:style>
    <style:style style:name="P9" style:family="paragraph" style:parent-style-name="Heading_20_1" style:list-style-name="WWNum2">
      <style:paragraph-properties fo:margin-left="0.176cm" fo:margin-right="0.323cm" fo:margin-top="0cm" fo:margin-bottom="0cm" loext:contextual-spacing="false" fo:line-height="108%" fo:text-align="start" style:justify-single-word="false" fo:text-indent="0cm" style:auto-text-indent="false">
        <style:tab-stops>
          <style:tab-stop style:position="0.838cm"/>
        </style:tab-stops>
      </style:paragraph-properties>
    </style:style>
    <style:style style:name="P10" style:family="paragraph" style:parent-style-name="Heading_20_1" style:list-style-name="WWNum2">
      <style:paragraph-properties fo:margin-left="0.176cm" fo:margin-right="1.33cm" fo:margin-top="0cm" fo:margin-bottom="0cm" loext:contextual-spacing="false" fo:line-height="108%" fo:text-align="start" style:justify-single-word="false" fo:text-indent="0cm" style:auto-text-indent="false">
        <style:tab-stops>
          <style:tab-stop style:position="0.829cm"/>
        </style:tab-stops>
      </style:paragraph-properties>
    </style:style>
    <style:style style:name="P11" style:family="paragraph" style:parent-style-name="Heading_20_1">
      <style:paragraph-properties fo:margin-top="0.002cm" fo:margin-bottom="0cm" loext:contextual-spacing="false"/>
    </style:style>
    <style:style style:name="P12" style:family="paragraph" style:parent-style-name="Heading_20_1" style:list-style-name="WWNum2">
      <style:paragraph-properties fo:margin-left="0.176cm" fo:margin-right="0.575cm" fo:margin-top="0cm" fo:margin-bottom="0cm" loext:contextual-spacing="false" fo:line-height="108%" fo:text-align="start" style:justify-single-word="false" fo:text-indent="0cm" style:auto-text-indent="false">
        <style:tab-stops>
          <style:tab-stop style:position="0.829cm"/>
        </style:tab-stops>
      </style:paragraph-properties>
    </style:style>
    <style:style style:name="P13" style:family="paragraph" style:parent-style-name="List_20_Paragraph" style:list-style-name="WWNum1">
      <style:paragraph-properties fo:margin-left="0.616cm" fo:margin-right="0cm" fo:margin-top="0.289cm" fo:margin-bottom="0cm" loext:contextual-spacing="false" fo:line-height="100%" fo:text-align="start" style:justify-single-word="false" fo:text-indent="-0.441cm" style:auto-text-indent="false">
        <style:tab-stops>
          <style:tab-stop style:position="0.617cm"/>
        </style:tab-stops>
      </style:paragraph-properties>
    </style:style>
    <style:style style:name="P14" style:family="paragraph" style:parent-style-name="List_20_Paragraph" style:list-style-name="WWNum2" style:master-page-name="Converted1">
      <style:paragraph-properties fo:margin-left="0.616cm" fo:margin-right="0cm" fo:margin-top="0.136cm" fo:margin-bottom="0cm" loext:contextual-spacing="false" fo:line-height="100%" fo:text-align="start" style:justify-single-word="false" fo:text-indent="-0.441cm" style:auto-text-indent="false" style:page-number="auto">
        <style:tab-stops>
          <style:tab-stop style:position="0.617cm"/>
        </style:tab-stops>
      </style:paragraph-properties>
    </style:style>
    <style:style style:name="P15" style:family="paragraph" style:parent-style-name="List_20_Paragraph" style:list-style-name="WWNum1">
      <style:paragraph-properties fo:margin-left="1.946cm" fo:margin-right="0cm" fo:margin-top="0.325cm" fo:margin-bottom="0cm" loext:contextual-spacing="false" fo:line-height="100%" fo:text-align="start" style:justify-single-word="false" fo:text-indent="-0.499cm" style:auto-text-indent="false">
        <style:tab-stops>
          <style:tab-stop style:position="1.947cm"/>
          <style:tab-stop style:position="9.07cm"/>
        </style:tab-stops>
      </style:paragraph-properties>
    </style:style>
    <style:style style:name="P16" style:family="paragraph" style:parent-style-name="List_20_Paragraph" style:list-style-name="WWNum2">
      <style:paragraph-properties fo:margin-left="1.946cm" fo:margin-right="0cm" fo:margin-top="0.325cm" fo:margin-bottom="0cm" loext:contextual-spacing="false" fo:line-height="100%" fo:text-align="start" style:justify-single-word="false" fo:text-indent="-0.499cm" style:auto-text-indent="false">
        <style:tab-stops>
          <style:tab-stop style:position="1.947cm"/>
          <style:tab-stop style:position="9.07cm"/>
        </style:tab-stops>
      </style:paragraph-properties>
    </style:style>
    <style:style style:name="P17" style:family="paragraph" style:parent-style-name="List_20_Paragraph" style:list-style-name="WWNum2">
      <style:paragraph-properties fo:margin-left="1.946cm" fo:margin-right="0cm" fo:margin-top="0.325cm" fo:margin-bottom="0cm" loext:contextual-spacing="false" fo:line-height="100%" fo:text-align="start" style:justify-single-word="false" fo:text-indent="-0.499cm" style:auto-text-indent="false">
        <style:tab-stops>
          <style:tab-stop style:position="1.947cm"/>
        </style:tab-stops>
      </style:paragraph-properties>
    </style:style>
    <style:style style:name="P18" style:family="paragraph" style:parent-style-name="List_20_Paragraph" style:list-style-name="WWNum1">
      <style:paragraph-properties fo:margin-left="1.946cm" fo:margin-right="0cm" fo:margin-top="0.3cm" fo:margin-bottom="0cm" loext:contextual-spacing="false" fo:line-height="100%" fo:text-align="start" style:justify-single-word="false" fo:text-indent="-0.499cm" style:auto-text-indent="false">
        <style:tab-stops>
          <style:tab-stop style:position="1.947cm"/>
          <style:tab-stop style:position="9.07cm"/>
        </style:tab-stops>
      </style:paragraph-properties>
    </style:style>
    <style:style style:name="P19" style:family="paragraph" style:parent-style-name="List_20_Paragraph" style:list-style-name="WWNum2">
      <style:paragraph-properties fo:margin-left="1.946cm" fo:margin-right="0cm" fo:margin-top="0.316cm" fo:margin-bottom="0cm" loext:contextual-spacing="false" fo:line-height="100%" fo:text-align="start" style:justify-single-word="false" fo:text-indent="-0.499cm" style:auto-text-indent="false">
        <style:tab-stops>
          <style:tab-stop style:position="1.947cm"/>
        </style:tab-stops>
      </style:paragraph-properties>
    </style:style>
    <style:style style:name="P20" style:family="paragraph" style:parent-style-name="List_20_Paragraph" style:list-style-name="WWNum2">
      <style:paragraph-properties fo:margin-left="1.963cm" fo:margin-right="0cm" fo:margin-top="0.325cm" fo:margin-bottom="0cm" loext:contextual-spacing="false" fo:line-height="100%" fo:text-align="start" style:justify-single-word="false" fo:text-indent="-0.517cm" style:auto-text-indent="false">
        <style:tab-stops>
          <style:tab-stop style:position="1.965cm"/>
        </style:tab-stops>
      </style:paragraph-properties>
    </style:style>
    <style:style style:name="P21" style:family="paragraph" style:parent-style-name="List_20_Paragraph" style:list-style-name="WWNum2">
      <style:paragraph-properties fo:margin-left="1.448cm" fo:margin-right="1.857cm" fo:margin-top="0.316cm" fo:margin-bottom="0cm" loext:contextual-spacing="false" fo:line-height="108%" fo:text-align="start" style:justify-single-word="false" fo:text-indent="0cm" style:auto-text-indent="false">
        <style:tab-stops>
          <style:tab-stop style:position="1.965cm"/>
        </style:tab-stops>
      </style:paragraph-properties>
    </style:style>
    <style:style style:name="P22" style:family="paragraph" style:parent-style-name="List_20_Paragraph" style:list-style-name="WWNum2">
      <style:paragraph-properties fo:margin-left="0.827cm" fo:margin-right="0cm" fo:margin-top="0.316cm" fo:margin-bottom="0cm" loext:contextual-spacing="false" fo:line-height="100%" fo:text-align="start" style:justify-single-word="false" fo:text-indent="-0.653cm" style:auto-text-indent="false">
        <style:tab-stops>
          <style:tab-stop style:position="0.829cm"/>
        </style:tab-stops>
      </style:paragraph-properties>
    </style:style>
    <style:style style:name="P23" style:family="paragraph" style:parent-style-name="List_20_Paragraph" style:list-style-name="WWNum2">
      <style:paragraph-properties fo:margin-left="0.176cm" fo:margin-right="0.725cm" fo:margin-top="0cm" fo:margin-bottom="0cm" loext:contextual-spacing="false" fo:line-height="108%" fo:text-align="start" style:justify-single-word="false" fo:text-indent="0cm" style:auto-text-indent="false">
        <style:tab-stops>
          <style:tab-stop style:position="0.829cm"/>
        </style:tab-stops>
      </style:paragraph-properties>
    </style:style>
    <style:style style:name="P24" style:family="paragraph" style:parent-style-name="Standard">
      <style:paragraph-properties fo:margin-left="0.176cm" fo:margin-right="0cm" fo:margin-top="0.282cm" fo:margin-bottom="0cm" loext:contextual-spacing="false" fo:text-align="start" style:justify-single-word="false" fo:text-indent="0cm" style:auto-text-indent="false"/>
    </style:style>
    <style:style style:name="P25" style:family="paragraph" style:parent-style-name="Standard">
      <style:paragraph-properties fo:margin-left="0.176cm" fo:margin-right="0cm" fo:margin-top="0.325cm" fo:margin-bottom="0cm" loext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.176cm" fo:margin-right="0cm" fo:margin-top="0.28cm" fo:margin-bottom="0cm" loext:contextual-spacing="false" fo:text-align="start" style:justify-single-word="false" fo:text-indent="0cm" style:auto-text-indent="false"/>
    </style:style>
    <style:style style:name="P27" style:family="paragraph" style:parent-style-name="Text_20_body">
      <style:text-properties fo:font-size="15pt" fo:font-weight="bold" style:font-size-asian="15pt" style:font-weight-asian="bold"/>
    </style:style>
    <style:style style:name="P28" style:family="paragraph" style:parent-style-name="Text_20_body">
      <style:text-properties fo:font-size="12pt" style:font-size-asian="12pt"/>
    </style:style>
    <style:style style:name="P29" style:family="paragraph" style:parent-style-name="Text_20_body">
      <style:text-properties fo:font-size="12pt" fo:font-weight="bold" style:font-size-asian="12pt" style:font-weight-asian="bold"/>
    </style:style>
    <style:style style:name="P30" style:family="paragraph" style:parent-style-name="Text_20_body">
      <style:text-properties fo:font-size="13.5pt" style:font-size-asian="13.5pt"/>
    </style:style>
    <style:style style:name="P31" style:family="paragraph" style:parent-style-name="Text_20_body">
      <style:text-properties fo:font-size="13pt" style:font-size-asian="13pt"/>
    </style:style>
    <style:style style:name="P32" style:family="paragraph" style:parent-style-name="Text_20_body">
      <style:paragraph-properties fo:margin-left="1.448cm" fo:margin-right="0cm" fo:margin-top="0.318cm" fo:margin-bottom="0cm" loext:contextual-spacing="false" fo:text-indent="0cm" style:auto-text-indent="false">
        <style:tab-stops>
          <style:tab-stop style:position="9.07cm"/>
        </style:tab-stops>
      </style:paragraph-properties>
    </style:style>
    <style:style style:name="P33" style:family="paragraph" style:parent-style-name="Text_20_body">
      <style:paragraph-properties fo:margin-left="1.448cm" fo:margin-right="0cm" fo:margin-top="0.325cm" fo:margin-bottom="0cm" loext:contextual-spacing="false" fo:text-indent="0cm" style:auto-text-indent="false">
        <style:tab-stops>
          <style:tab-stop style:position="9.07cm"/>
        </style:tab-stops>
      </style:paragraph-properties>
    </style:style>
    <style:style style:name="P34" style:family="paragraph" style:parent-style-name="Text_20_body">
      <style:paragraph-properties fo:margin-left="1.448cm" fo:margin-right="0cm" fo:margin-top="0.316cm" fo:margin-bottom="0cm" loext:contextual-spacing="false" fo:text-indent="0cm" style:auto-text-indent="false">
        <style:tab-stops>
          <style:tab-stop style:position="9.07cm"/>
        </style:tab-stops>
      </style:paragraph-properties>
    </style:style>
    <style:style style:name="P35" style:family="paragraph" style:parent-style-name="Text_20_body">
      <style:paragraph-properties fo:margin-left="1.448cm" fo:margin-right="0cm" fo:margin-top="0.289cm" fo:margin-bottom="0cm" loext:contextual-spacing="false" fo:text-indent="0cm" style:auto-text-indent="false"/>
    </style:style>
    <style:style style:name="P36" style:family="paragraph" style:parent-style-name="Text_20_body">
      <style:paragraph-properties fo:margin-left="1.448cm" fo:margin-right="0cm" fo:margin-top="0.323cm" fo:margin-bottom="0cm" loext:contextual-spacing="false" fo:text-indent="0cm" style:auto-text-indent="false">
        <style:tab-stops>
          <style:tab-stop style:position="9.07cm"/>
        </style:tab-stops>
      </style:paragraph-properties>
    </style:style>
    <style:style style:name="P37" style:family="paragraph" style:parent-style-name="Text_20_body">
      <style:paragraph-properties fo:margin-left="1.448cm" fo:margin-right="0cm" fo:margin-top="0.326cm" fo:margin-bottom="0cm" loext:contextual-spacing="false" fo:text-indent="0cm" style:auto-text-indent="false">
        <style:tab-stops>
          <style:tab-stop style:position="9.07cm"/>
        </style:tab-stops>
      </style:paragraph-properties>
    </style:style>
    <style:style style:name="P38" style:family="paragraph" style:parent-style-name="Text_20_body">
      <style:paragraph-properties fo:margin-top="0.004cm" fo:margin-bottom="0cm" loext:contextual-spacing="false"/>
      <style:text-properties fo:font-size="14.5pt" style:font-size-asian="14.5pt"/>
    </style:style>
    <style:style style:name="P39" style:family="paragraph" style:parent-style-name="Text_20_body">
      <style:paragraph-properties fo:margin-left="0.176cm" fo:margin-right="0.573cm" fo:margin-top="0.325cm" fo:margin-bottom="0cm" loext:contextual-spacing="false" fo:line-height="108%" fo:text-indent="0cm" style:auto-text-indent="false"/>
    </style:style>
    <style:style style:name="P40" style:family="paragraph" style:parent-style-name="Text_20_body">
      <style:paragraph-properties fo:margin-left="0.176cm" fo:margin-right="0.409cm" fo:margin-top="0.282cm" fo:margin-bottom="0cm" loext:contextual-spacing="false" fo:line-height="108%" fo:text-align="justify" style:justify-single-word="false" fo:text-indent="0cm" style:auto-text-indent="false"/>
    </style:style>
    <style:style style:name="P41" style:family="paragraph" style:parent-style-name="Text_20_body">
      <style:paragraph-properties fo:margin-left="0.176cm" fo:margin-right="0.335cm" fo:margin-top="0.28cm" fo:margin-bottom="0cm" loext:contextual-spacing="false" fo:line-height="108%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.176cm" fo:margin-right="0.104cm" fo:margin-top="0.282cm" fo:margin-bottom="0cm" loext:contextual-spacing="false" fo:line-height="108%" fo:text-indent="0cm" style:auto-text-indent="false"/>
    </style:style>
    <style:style style:name="P43" style:family="paragraph" style:parent-style-name="Text_20_body">
      <style:paragraph-properties fo:margin-left="0.176cm" fo:margin-right="0.51cm" fo:margin-top="0.291cm" fo:margin-bottom="0cm" loext:contextual-spacing="false" fo:line-height="108%" fo:text-align="justify" style:justify-single-word="false" fo:text-indent="0cm" style:auto-text-indent="false"/>
    </style:style>
    <style:style style:name="P44" style:family="paragraph" style:parent-style-name="Text_20_body">
      <style:paragraph-properties fo:margin-left="0.176cm" fo:margin-right="0cm" fo:margin-top="0.28cm" fo:margin-bottom="0cm" loext:contextual-spacing="false" fo:text-align="justify" style:justify-single-word="false" fo:text-indent="0cm" style:auto-text-indent="false"/>
    </style:style>
    <style:style style:name="P45" style:family="paragraph" style:parent-style-name="Text_20_body">
      <style:paragraph-properties fo:margin-left="0.176cm" fo:margin-right="0cm" fo:margin-top="0.325cm" fo:margin-bottom="0cm" loext:contextual-spacing="false" fo:text-indent="0cm" style:auto-text-indent="false"/>
    </style:style>
    <style:style style:name="P46" style:family="paragraph" style:parent-style-name="Text_20_body">
      <style:paragraph-properties fo:margin-left="0.176cm" fo:margin-right="0cm" fo:margin-top="0.005cm" fo:margin-bottom="0cm" loext:contextual-spacing="false" fo:text-indent="0cm" style:auto-text-indent="false"/>
    </style:style>
    <style:style style:name="P47" style:family="paragraph" style:parent-style-name="Text_20_body" style:master-page-name="Converted2">
      <style:paragraph-properties fo:margin-left="0.176cm" fo:margin-right="0.191cm" fo:margin-top="0.145cm" fo:margin-bottom="0cm" loext:contextual-spacing="false" fo:line-height="108%" fo:text-indent="0cm" style:auto-text-indent="false" style:page-number="auto"/>
    </style:style>
    <style:style style:name="P48" style:family="paragraph" style:parent-style-name="Text_20_body">
      <style:paragraph-properties fo:margin-left="0.176cm" fo:margin-right="12.631cm" fo:margin-top="0.282cm" fo:margin-bottom="0cm" loext:contextual-spacing="false" fo:line-height="170%" fo:text-indent="0cm" style:auto-text-indent="false"/>
    </style:style>
    <style:style style:name="P49" style:family="paragraph" style:parent-style-name="Text_20_body">
      <style:paragraph-properties fo:margin-top="0.011cm" fo:margin-bottom="0cm" loext:contextual-spacing="false"/>
      <style:text-properties fo:font-size="14.5pt" fo:font-weight="bold" style:font-size-asian="14.5pt" style:font-weight-asian="bold"/>
    </style:style>
    <style:style style:name="P50" style:family="paragraph" style:parent-style-name="Text_20_body">
      <style:paragraph-properties fo:margin-top="0.002cm" fo:margin-bottom="0cm" loext:contextual-spacing="false"/>
      <style:text-properties fo:font-size="14.5pt" style:font-size-asian="14.5pt"/>
    </style:style>
    <style:style style:name="P51" style:family="paragraph" style:parent-style-name="Text_20_body">
      <style:paragraph-properties fo:margin-left="0.176cm" fo:margin-right="9.532cm" fo:margin-top="0.002cm" fo:margin-bottom="0cm" loext:contextual-spacing="false" fo:line-height="170%" fo:text-align="justify" style:justify-single-word="false" fo:text-indent="0cm" style:auto-text-indent="false"/>
    </style:style>
    <style:style style:name="P52" style:family="paragraph" style:parent-style-name="Text_20_body">
      <style:paragraph-properties fo:margin-left="0.176cm" fo:margin-right="12.802cm" fo:margin-top="0.005cm" fo:margin-bottom="0cm" loext:contextual-spacing="false" fo:line-height="170%" fo:text-indent="0cm" style:auto-text-indent="false"/>
    </style:style>
    <style:style style:name="P53" style:family="paragraph" style:parent-style-name="Text_20_body">
      <style:paragraph-properties fo:margin-left="0.176cm" fo:margin-right="10.885cm" fo:margin-top="0.005cm" fo:margin-bottom="0cm" loext:contextual-spacing="false" fo:line-height="170%" fo:text-indent="0cm" style:auto-text-indent="false"/>
    </style:style>
    <style:style style:name="P54" style:family="paragraph" style:parent-style-name="Text_20_body">
      <style:paragraph-properties fo:margin-left="0.176cm" fo:margin-right="7.267cm" fo:margin-top="0.273cm" fo:margin-bottom="0cm" loext:contextual-spacing="false" fo:line-height="171%" fo:text-align="justify" style:justify-single-word="false" fo:text-indent="0cm" style:auto-text-indent="false"/>
    </style:style>
    <style:style style:name="P55" style:family="paragraph" style:parent-style-name="Text_20_body">
      <style:paragraph-properties fo:margin-left="0.176cm" fo:margin-right="10.929cm" fo:line-height="170%" fo:text-align="justify" style:justify-single-word="false" fo:text-indent="0.43cm" style:auto-text-indent="false"/>
    </style:style>
    <style:style style:name="P56" style:family="paragraph" style:parent-style-name="Text_20_body" style:master-page-name="Converted3">
      <style:paragraph-properties fo:margin-left="0.176cm" fo:margin-right="8.839cm" fo:margin-top="0.145cm" fo:margin-bottom="0cm" loext:contextual-spacing="false" fo:line-height="170%" fo:text-indent="0.43cm" style:auto-text-indent="false" style:page-number="auto"/>
    </style:style>
    <style:style style:name="P57" style:family="paragraph" style:parent-style-name="Text_20_body">
      <style:paragraph-properties fo:margin-left="0.609cm" fo:margin-right="0cm" fo:line-height="0.445cm" fo:text-indent="0cm" style:auto-text-indent="false"/>
    </style:style>
    <style:style style:name="P58" style:family="paragraph" style:parent-style-name="Text_20_body">
      <style:paragraph-properties fo:margin-left="0.176cm" fo:margin-right="9.633cm" fo:margin-top="0.326cm" fo:margin-bottom="0cm" loext:contextual-spacing="false" fo:line-height="170%" fo:text-indent="0cm" style:auto-text-indent="false"/>
    </style:style>
    <style:style style:name="P59" style:family="paragraph" style:parent-style-name="Title" style:master-page-name="Standard">
      <style:paragraph-properties style:page-number="auto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letter-spacing="-0.004cm" fo:font-weight="bold" style:font-size-asian="11pt" style:font-weight-asian="bold"/>
    </style:style>
    <style:style style:name="T3" style:family="text">
      <style:text-properties fo:font-size="11pt" fo:letter-spacing="-0.004cm" style:font-size-asian="11pt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background-color="#ffff00" loext:char-shading-value="0" style:font-size-asian="11pt"/>
    </style:style>
    <style:style style:name="T6" style:family="text">
      <style:text-properties fo:font-size="11pt" fo:letter-spacing="-0.002cm" fo:background-color="#ffff00" loext:char-shading-value="0" style:font-size-asian="11pt"/>
    </style:style>
    <style:style style:name="T7" style:family="text">
      <style:text-properties fo:font-size="11pt" fo:letter-spacing="-0.002cm" style:font-size-asian="11pt"/>
    </style:style>
    <style:style style:name="T8" style:family="text">
      <style:text-properties fo:font-size="11pt" fo:letter-spacing="-0.002cm" fo:font-weight="bold" style:font-size-asian="11pt" style:font-weight-asian="bold"/>
    </style:style>
    <style:style style:name="T9" style:family="text">
      <style:text-properties fo:font-size="11pt" fo:letter-spacing="-0.007cm" fo:background-color="#ffff00" loext:char-shading-value="0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font-size="11pt" fo:letter-spacing="-0.005cm" fo:background-color="#ffff00" loext:char-shading-value="0" style:font-size-asian="11pt"/>
    </style:style>
    <style:style style:name="T12" style:family="text">
      <style:text-properties fo:font-size="11pt" fo:letter-spacing="-0.005cm" fo:font-weight="bold" style:font-size-asian="11pt" style:font-weight-asian="bold"/>
    </style:style>
    <style:style style:name="T13" style:family="text">
      <style:text-properties fo:font-size="11pt" fo:letter-spacing="-0.019cm" style:font-size-asian="11pt"/>
    </style:style>
    <style:style style:name="T14" style:family="text">
      <style:text-properties fo:font-size="11pt" fo:letter-spacing="0.011cm" fo:font-weight="bold" style:font-size-asian="11pt" style:font-weight-asian="bold"/>
    </style:style>
    <style:style style:name="T15" style:family="text">
      <style:text-properties fo:font-size="11pt" fo:letter-spacing="-0.011cm" fo:font-weight="bold" style:font-size-asian="11pt" style:font-weight-asian="bold"/>
    </style:style>
    <style:style style:name="T16" style:family="text">
      <style:text-properties fo:letter-spacing="-0.005cm"/>
    </style:style>
    <style:style style:name="T17" style:family="text">
      <style:text-properties fo:letter-spacing="-0.005cm" fo:background-color="#ffff00" loext:char-shading-value="0"/>
    </style:style>
    <style:style style:name="T18" style:family="text">
      <style:text-properties fo:letter-spacing="-0.002cm"/>
    </style:style>
    <style:style style:name="T19" style:family="text">
      <style:text-properties fo:letter-spacing="-0.002cm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letter-spacing="-0.004cm"/>
    </style:style>
    <style:style style:name="T22" style:family="text">
      <style:text-properties fo:letter-spacing="-0.004cm" fo:background-color="#ffff00" loext:char-shading-value="0"/>
    </style:style>
    <style:style style:name="T23" style:family="text">
      <style:text-properties fo:letter-spacing="-0.009cm"/>
    </style:style>
    <style:style style:name="T24" style:family="text">
      <style:text-properties fo:letter-spacing="-0.009cm" fo:background-color="#ffff00" loext:char-shading-value="0"/>
    </style:style>
    <style:style style:name="T25" style:family="text">
      <style:text-properties fo:letter-spacing="-0.055cm"/>
    </style:style>
    <style:style style:name="T26" style:family="text">
      <style:text-properties fo:letter-spacing="-0.011cm"/>
    </style:style>
    <style:style style:name="T27" style:family="text">
      <style:text-properties fo:letter-spacing="-0.011cm" fo:background-color="#ffff00" loext:char-shading-value="0"/>
    </style:style>
    <style:style style:name="T28" style:family="text">
      <style:text-properties fo:letter-spacing="-0.065cm"/>
    </style:style>
    <style:style style:name="T29" style:family="text">
      <style:text-properties fo:letter-spacing="0.005cm"/>
    </style:style>
    <style:style style:name="T30" style:family="text">
      <style:text-properties fo:letter-spacing="-0.007cm"/>
    </style:style>
    <style:style style:name="T31" style:family="text">
      <style:text-properties fo:letter-spacing="-0.007cm" fo:background-color="#ffff00" loext:char-shading-value="0"/>
    </style:style>
    <style:style style:name="T32" style:family="text">
      <style:text-properties fo:letter-spacing="0.002cm"/>
    </style:style>
    <style:style style:name="T33" style:family="text">
      <style:text-properties fo:letter-spacing="-0.014cm"/>
    </style:style>
    <style:style style:name="T34" style:family="text">
      <style:text-properties fo:letter-spacing="0.021cm"/>
    </style:style>
    <style:style style:name="T35" style:family="text">
      <style:text-properties fo:letter-spacing="-0.016cm"/>
    </style:style>
    <style:style style:name="T36" style:family="text">
      <style:text-properties fo:letter-spacing="-0.06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9">WORKSHEET 2 PYTHON</text:p>
        <text:p text:style-name="P27"/>
        <text:p text:style-name="P27"/>
        <text:h text:style-name="P2" text:outline-level="2">Q1 to Q8 have only one correct answer. Choose the correct option to answer your question.</text:h>
        <text:list xml:id="list3073309541" text:style-name="WWNum1">
          <text:list-item>
            <text:p text:style-name="P13"><text:span text:style-name="T1">Which of the following is not a core datatype in</text:span><text:span text:style-name="T2"> </text:span><text:span text:style-name="T1">python?</text:span></text:p>
            <text:list>
              <text:list-item>
                <text:p text:style-name="P15"><text:span text:style-name="T4">list<text:tab/></text:span><text:span text:style-name="T5">B)</text:span><text:span text:style-name="T6"> </text:span><text:span text:style-name="T5">struct</text:span></text:p>
              </text:list-item>
            </text:list>
          </text:list-item>
        </text:list>
        <text:p text:style-name="P32">C)<text:span text:style-name="T16"> </text:span>tuple<text:tab/>D)<text:span text:style-name="T18"> </text:span>set</text:p>
        <text:list xml:id="list32748158724837" text:continue-numbering="true" text:style-name="WWNum1">
          <text:list-item>
            <text:h text:style-name="P3" text:outline-level="2">Which of the following is an invalid variable name in python?</text:h>
            <text:list>
              <text:list-item>
                <text:p text:style-name="P15"><text:span text:style-name="T4">_init_<text:tab/>B)</text:span><text:span text:style-name="T7"> </text:span><text:span text:style-name="T4">no_1</text:span></text:p>
              </text:list-item>
            </text:list>
          </text:list-item>
        </text:list>
        <text:p text:style-name="P33"><text:span text:style-name="T20">C)</text:span><text:span text:style-name="T22"> </text:span><text:span text:style-name="T20">1_no</text:span><text:tab/>D)<text:span text:style-name="T18"> </text:span>_1</text:p>
        <text:list xml:id="list32747434459894" text:continue-numbering="true" text:style-name="WWNum1">
          <text:list-item>
            <text:h text:style-name="P3" text:outline-level="2">Which one of the following is a keyword in<text:span text:style-name="T23"> </text:span>python?</text:h>
            <text:list>
              <text:list-item>
                <text:p text:style-name="P15"><text:span text:style-name="T5">in</text:span><text:span text:style-name="T4"><text:tab/>B)</text:span><text:span text:style-name="T3"> </text:span><text:span text:style-name="T4">_init_</text:span></text:p>
              </text:list-item>
            </text:list>
          </text:list-item>
        </text:list>
        <text:p text:style-name="P34">C)<text:span text:style-name="T18"> </text:span>on<text:tab/>D)<text:span text:style-name="T18"> </text:span>foo</text:p>
        <text:list xml:id="list32748173895684" text:continue-numbering="true" text:style-name="WWNum1">
          <text:list-item>
            <text:h text:style-name="P5" text:outline-level="2">In which of the following manner are the operators of the same<text:span text:style-name="T25"> </text:span>precedence executed in<text:span text:style-name="T26"> </text:span>python?</text:h>
            <text:list>
              <text:list-item>
                <text:p text:style-name="P18"><text:span text:style-name="T5">Left</text:span><text:span text:style-name="T9"> </text:span><text:span text:style-name="T5">to Right</text:span><text:span text:style-name="T4"><text:tab/>B)</text:span><text:span text:style-name="T7"> </text:span><text:span text:style-name="T4">BODMAS</text:span></text:p>
              </text:list-item>
            </text:list>
          </text:list-item>
        </text:list>
        <text:p text:style-name="P34">C) Right<text:span text:style-name="T21"> </text:span>to<text:span text:style-name="T16"> </text:span>Left<text:tab/>D) None of<text:span text:style-name="T18"> </text:span>these</text:p>
        <text:list xml:id="list32747527524407" text:continue-numbering="true" text:style-name="WWNum1">
          <text:list-item>
            <text:h text:style-name="P6" text:outline-level="2">Arrange the following in decreasing order of the precedence when they appear<text:span text:style-name="T28"> </text:span>in an expression in<text:span text:style-name="T29"> </text:span>python?</text:h>
          </text:list-item>
        </text:list>
        <text:p text:style-name="P35">i) Multiplication ii) Division iii) Exponential iv) Parentheses</text:p>
        <text:p text:style-name="P34">A) iii – iv – ii<text:span text:style-name="T21"> </text:span>–<text:span text:style-name="T21"> </text:span>i<text:tab/>B) iii – iv – i –<text:span text:style-name="T26"> </text:span>ii</text:p>
        <text:p text:style-name="P34"><text:span text:style-name="T20">C) iv – iii – ii</text:span><text:span text:style-name="T31"> </text:span><text:span text:style-name="T20">–</text:span><text:span text:style-name="T29"> </text:span><text:span text:style-name="T20">i</text:span><text:tab/>D) iii– ii – i –<text:span text:style-name="T23"> </text:span>iv</text:p>
        <text:p text:style-name="P28"/>
        <text:p text:style-name="P38"/>
        <text:h text:style-name="Heading_20_1" text:outline-level="2">6. (28//6)**3/3%3 = ?</text:h>
        <text:p text:style-name="P33">A)<text:span text:style-name="T18"> </text:span>7.1111…<text:tab/>B)<text:span text:style-name="T32"> </text:span>0</text:p>
        <text:p text:style-name="P34"><text:span text:style-name="T20">C)</text:span><text:span text:style-name="T22"> </text:span><text:span text:style-name="T20">0.3333…</text:span><text:tab/>D)<text:span text:style-name="T21"> </text:span>1</text:p>
        <text:p text:style-name="P28"/>
        <text:p text:style-name="P38"/>
        <text:list xml:id="list644700806" text:style-name="WWNum2">
          <text:list-item>
            <text:h text:style-name="P7" text:outline-level="2">a = input(“Enter an integer”). What will be the data type of<text:span text:style-name="T23"> </text:span>a?</text:h>
            <text:list>
              <text:list-item>
                <text:p text:style-name="P16"><text:span text:style-name="T4">int<text:tab/></text:span><text:span text:style-name="T5">B)</text:span><text:span text:style-name="T6"> </text:span><text:span text:style-name="T5">str</text:span></text:p>
              </text:list-item>
            </text:list>
          </text:list-item>
        </text:list>
        <text:p text:style-name="P34">C)<text:span text:style-name="T18"> </text:span>float<text:tab/>D)<text:span text:style-name="T18"> </text:span>double</text:p>
        <text:p text:style-name="P28"/>
        <text:p text:style-name="P38"/>
        <text:h text:style-name="P1" text:outline-level="2">Q8 and Q10 have multiple correct answers. Choose all the correct options to answer your question.</text:h>
      </text:section>
      <text:list xml:id="list32746917210085" text:continue-numbering="true" text:style-name="WWNum2">
        <text:list-item>
          <text:p text:style-name="P14"><text:span text:style-name="T1">Which of the following statements are</text:span><text:span text:style-name="T8"> </text:span><text:span text:style-name="T1">correct?</text:span></text:p>
          <text:list>
            <text:list-item>
              <text:p text:style-name="P17"><text:span text:style-name="T5">Division and multiplication have same precedence </text:span><text:span text:style-name="T11">in </text:span><text:span text:style-name="T5">python</text:span></text:p>
            </text:list-item>
            <text:list-item>
              <text:p text:style-name="P19"><text:span text:style-name="T4">Python’s operators’ precedence is based on</text:span><text:span text:style-name="T10"> </text:span><text:span text:style-name="T4">PEDMAS</text:span></text:p>
            </text:list-item>
            <text:list-item>
              <text:p text:style-name="P20"><text:span text:style-name="T4">Python’s operators’ precedence is based on</text:span><text:span text:style-name="T13"> </text:span><text:span text:style-name="T4">VBODMAS</text:span></text:p>
            </text:list-item>
            <text:list-item>
              <text:p text:style-name="P21"><text:span text:style-name="T5">In case of operators’ having same precedence, the one on the left side is executed</text:span><text:span text:style-name="T11"> </text:span><text:span text:style-name="T5">first.</text:span></text:p>
            </text:list-item>
          </text:list>
        </text:list-item>
      </text:list>
      <text:p text:style-name="P28"/>
      <text:p text:style-name="P30"/>
      <text:list xml:id="list32748899828710" text:continue-numbering="true" text:style-name="WWNum2">
        <text:list-item>
          <text:h text:style-name="P4" text:outline-level="2">Which of the following is(are) valid statement(s) in<text:span text:style-name="T21"> </text:span>python?</text:h>
        </text:list-item>
      </text:list>
      <text:p text:style-name="P36"><text:span text:style-name="T20">A) abc</text:span><text:span text:style-name="T19"> </text:span><text:span text:style-name="T20">=</text:span><text:span text:style-name="T17"> </text:span><text:span text:style-name="T20">1,000,000</text:span><text:tab/>B) a b c = 1000 2000<text:span text:style-name="T33"> </text:span>3000</text:p>
      <text:p text:style-name="P33"><text:span text:style-name="T20">C) a,b,c = 1000,</text:span><text:span text:style-name="T27"> </text:span><text:span text:style-name="T20">2000,</text:span><text:span text:style-name="T24"> </text:span><text:span text:style-name="T20">3000</text:span><text:tab/><text:span text:style-name="T20">D) a_b_c =</text:span><text:span text:style-name="T31"> </text:span><text:span text:style-name="T20">1,000,000</text:span></text:p>
      <text:list xml:id="list32748444701582" text:continue-numbering="true" text:style-name="WWNum2">
        <text:list-item>
          <text:h text:style-name="P8" text:outline-level="2">Which of the following is not equal to x16<text:span text:style-name="T23"> </text:span>?</text:h>
        </text:list-item>
      </text:list>
      <text:p text:style-name="P37"><text:span text:style-name="T20">A)</text:span><text:span text:style-name="T19"> </text:span><text:span text:style-name="T20">x**4**4</text:span><text:tab/>B)<text:span text:style-name="T18"> </text:span>x**16</text:p>
      <text:p text:style-name="P34">C)<text:span text:style-name="T21"> </text:span>x^16<text:tab/>D)<text:span text:style-name="T18"> </text:span>(x**4)**4</text:p>
      <text:p text:style-name="P28"/>
      <text:p text:style-name="P38"/>
      <text:h text:style-name="Heading_20_1" text:outline-level="2">Q11 to Q13 are subjective questions, answer them briefly</text:h>
      <text:list xml:id="list32747488240789" text:continue-numbering="true" text:style-name="WWNum2">
        <text:list-item>
          <text:p text:style-name="P22"><text:span text:style-name="T1">Differentiate between a </text:span><text:span text:style-name="T12">list, </text:span><text:span text:style-name="T1">tuple, set and</text:span><text:span text:style-name="T14"> </text:span><text:span text:style-name="T1">dictionary.</text:span></text:p>
        </text:list-item>
      </text:list>
      <text:p text:style-name="P39">Lists: are just like dynamic sized arrays, declared in other languages (vector in C++ and ArrayList in Java). Lists need not be homogeneous always which makes it a most powerful tool in Python.</text:p>
      <text:p text:style-name="P40">Tuple: A Tuple is a collection of Python objects separated by commas. In someways a tuple is similar to a list in terms of indexing, nested objects and repetition but a tuple is immutable unlike lists that are mutable.</text:p>
      <text:p text:style-name="P41">Set: A Set is an unordered collection data type that is iterable, mutable and has no duplicate elements. Python’s set class represents the mathematical notion of a set.</text:p>
      <text:p text:style-name="P42">Dictionary: in Python is an unordered collection of data values, used to store data values like a map, which unlike other Data Types that hold only single value as an element, Dictionary holds key:value pair. Key value is provided in the dictionary to make it more optimized.</text:p>
      <text:p text:style-name="P28"/>
      <text:p text:style-name="P30"/>
      <text:list xml:id="list32747953856966" text:continue-numbering="true" text:style-name="WWNum2">
        <text:list-item>
          <text:h text:style-name="P9" text:outline-level="2"><text:span text:style-name="T30">Are </text:span>strings mutable in python? Suppose you have a string “I+Love+Python”, <text:span text:style-name="T16">write </text:span>a <text:span text:style-name="T16">small </text:span>code to replace ‘+’ <text:span text:style-name="T16">with </text:span>space in<text:span text:style-name="T34"> </text:span>python.</text:h>
        </text:list-item>
      </text:list>
      <text:p text:style-name="P43">Strings are immutable so we can't change its value. But the contents of the list can change. The tuple itself isn't mutable but contain items that are mutable.</text:p>
      <text:p text:style-name="P44">print("I"," ","am"," ","Nipam")</text:p>
      <text:p text:style-name="P28"/>
      <text:p text:style-name="P38"/>
      <text:list xml:id="list32747681900458" text:continue-numbering="true" text:style-name="WWNum2">
        <text:list-item>
          <text:h text:style-name="P10" text:outline-level="2">What does the function ord() do in python? Explain <text:span text:style-name="T16">with </text:span>example. <text:span text:style-name="T16">Also, </text:span>write down the function for getting the datatype of a variable in<text:span text:style-name="T35"> </text:span>python.</text:h>
        </text:list-item>
      </text:list>
      <text:p text:style-name="P47">The ord() method <text:span text:style-name="T16">in </text:span>Python converts a character into its Unicode code value. This method accepts a single character. <text:span text:style-name="T16">You </text:span>will receive the numerical Unicode value of the character as a response. The ord() method is useful <text:span text:style-name="T16">if </text:span>you want to check whether a string contains special characters.</text:p>
      <text:p text:style-name="P48">Def type_variable(x) result=type(x) print(result)</text:p>
      <text:p text:style-name="P28"/>
      <text:p text:style-name="P28"/>
      <text:p text:style-name="P28"/>
      <text:p text:style-name="P28"/>
      <text:p text:style-name="P28"/>
      <text:p text:style-name="P31"/>
      <text:h text:style-name="P11" text:outline-level="2">Q14 and Q15 are programming questions. Answer them in Jupyter Notebook.</text:h>
      <text:p text:style-name="P29"/>
      <text:p text:style-name="P49"/>
      <text:list xml:id="list32748988275466" text:continue-numbering="true" text:style-name="WWNum2">
        <text:list-item>
          <text:p text:style-name="P23"><text:span text:style-name="T1">Write a python program to </text:span><text:span text:style-name="T12">solve </text:span><text:span text:style-name="T1">a quadratic equation of the form 𝑎𝑥2+𝑏𝑥+𝑐=0. Where a, b and c are to be taken by user input. Handle the erroneous input, such as ‘a’ should not be equal to</text:span><text:span text:style-name="T15"> </text:span><text:span text:style-name="T1">0.</text:span></text:p>
        </text:list-item>
      </text:list>
      <text:p text:style-name="P24"><text:span text:style-name="T1">Ans.</text:span></text:p>
      <text:p text:style-name="P25"><text:span text:style-name="T1"># importing complex math module</text:span></text:p>
      <text:p text:style-name="P45">import cmath</text:p>
      <text:p text:style-name="P28"/>
      <text:p text:style-name="P50"/>
      <text:p text:style-name="P51">a = float(input('Enter the value of a:\t')) b = float(input('Enter the value of b:\t')) c = float(input('Enter the value of c:\t')) # calculate the discriminant</text:p>
      <text:p text:style-name="P52">d = (b**2) - (4*a*c) # find two solutions</text:p>
      <text:p text:style-name="P53">sol1 = (-b-cmath.sqrt(d))/(2*a) sol2 = (-b+cmath.sqrt(d))/(2*a)</text:p>
      <text:p text:style-name="P28"/>
      <text:p text:style-name="P54">print('The solution are {0} and {1}'.format(sol1,sol2)) print('The solution are {0} and {1}'.format(sol1,sol2)) if d&lt;0:</text:p>
      <text:p text:style-name="P55">print('The roots are unreal ') elif d==0:</text:p>
      <text:p text:style-name="P56">print('One is real and one is imaginary ') elif d&gt;0:</text:p>
      <text:p text:style-name="P57">print('Roots are real')</text:p>
      <text:p text:style-name="P28"/>
      <text:p text:style-name="P50"/>
      <text:list xml:id="list32748027094990" text:continue-numbering="true" text:style-name="WWNum2">
        <text:list-item>
          <text:h text:style-name="P12" text:outline-level="2">Write a python program to find the sum of first ‘n’ natural numbers without<text:span text:style-name="T36"> </text:span>using any loop. <text:span text:style-name="T23">Ask </text:span>user to input the value of<text:span text:style-name="T34"> </text:span>‘n’.</text:h>
        </text:list-item>
      </text:list>
      <text:p text:style-name="P26"><text:span text:style-name="T1">Ans.</text:span></text:p>
      <text:p text:style-name="P58">n = int(input("Enter a limit: ")) sum_of_natural_number=n * (n+1) / 2</text:p>
      <text:p text:style-name="P46">print(f"Sum of first {n} natural numbers is:" , sum_of_natural_numbe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text-indent="0cm" style:auto-text-indent="false"/>
      <style:text-properties style:font-name="Arial" fo:font-family="Arial" style:font-family-generic="roman" style:font-pitch="variable" fo:font-size="11pt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5.191cm" fo:margin-right="5.233cm" fo:margin-top="0.138cm" fo:margin-bottom="0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946cm" fo:margin-right="0cm" fo:text-indent="-0.499cm" style:auto-text-indent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" style:display-name="ListLabel 2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11" style:display-name="ListLabel 11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7">
        <style:list-level-properties text:list-level-position-and-space-mode="label-alignment">
          <style:list-level-label-alignment text:label-followed-by="listtab" fo:text-indent="-0.432cm" fo:margin-left="0.609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499cm" fo:margin-left="1.946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99cm" fo:margin-left="3.535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99cm" fo:margin-left="5.131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99cm" fo:margin-left="6.72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99cm" fo:margin-left="8.324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99cm" fo:margin-left="9.9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99cm" fo:margin-left="11.516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99cm" fo:margin-left="13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441cm" fo:margin-left="0.616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499cm" fo:margin-left="1.946cm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499cm" fo:margin-left="3.535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499cm" fo:margin-left="5.13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499cm" fo:margin-left="6.727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499cm" fo:margin-left="8.324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499cm" fo:margin-left="9.92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499cm" fo:margin-left="11.516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499cm" fo:margin-left="13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64cm" fo:margin-bottom="0.494cm" fo:margin-left="2.364cm" fo:margin-right="2.3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0.494cm" fo:margin-left="2.364cm" fo:margin-right="2.328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ama Tanweer</meta:initial-creator>
    <meta:creation-date>2021-06-26T21:56:50</meta:creation-date>
    <dc:date>2021-06-27T03:27:46.635138493</dc:date>
    <meta:editing-duration>PT38S</meta:editing-duration>
    <meta:generator>LibreOffice/6.4.7.2$Linux_X86_64 LibreOffice_project/40$Build-2</meta:generator>
    <meta:editing-cycles>1</meta:editing-cycles>
    <meta:document-statistic meta:table-count="0" meta:image-count="0" meta:object-count="0" meta:page-count="4" meta:paragraph-count="64" meta:word-count="782" meta:character-count="4411" meta:non-whitespace-character-count="3705"/>
    <meta:user-defined meta:name="AppVersion">12.0000</meta:user-defined>
    <meta:user-defined meta:name="Created" meta:value-type="date">2021-06-26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6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